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wp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inact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62968" calcext:value-type="float">
            <text:p>13262968</text:p>
          </table:table-cell>
          <table:table-cell office:value-type="float" office:value="959524" calcext:value-type="float">
            <text:p>959524</text:p>
          </table:table-cell>
          <table:table-cell office:value-type="float" office:value="1851868" calcext:value-type="float">
            <text:p>1851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64244" calcext:value-type="float">
            <text:p>12864244</text:p>
          </table:table-cell>
          <table:table-cell office:value-type="float" office:value="959524" calcext:value-type="float">
            <text:p>959524</text:p>
          </table:table-cell>
          <table:table-cell office:value-type="float" office:value="2249340" calcext:value-type="float">
            <text:p>2249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67652" calcext:value-type="float">
            <text:p>12467652</text:p>
          </table:table-cell>
          <table:table-cell office:value-type="float" office:value="959716" calcext:value-type="float">
            <text:p>959716</text:p>
          </table:table-cell>
          <table:table-cell office:value-type="float" office:value="2643932" calcext:value-type="float">
            <text:p>2643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70240" calcext:value-type="float">
            <text:p>12070240</text:p>
          </table:table-cell>
          <table:table-cell office:value-type="float" office:value="959768" calcext:value-type="float">
            <text:p>959768</text:p>
          </table:table-cell>
          <table:table-cell office:value-type="float" office:value="3040448" calcext:value-type="float">
            <text:p>3040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73344" calcext:value-type="float">
            <text:p>11673344</text:p>
          </table:table-cell>
          <table:table-cell office:value-type="float" office:value="959768" calcext:value-type="float">
            <text:p>959768</text:p>
          </table:table-cell>
          <table:table-cell office:value-type="float" office:value="3436576" calcext:value-type="float">
            <text:p>3436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77460" calcext:value-type="float">
            <text:p>11277460</text:p>
          </table:table-cell>
          <table:table-cell office:value-type="float" office:value="959768" calcext:value-type="float">
            <text:p>959768</text:p>
          </table:table-cell>
          <table:table-cell office:value-type="float" office:value="3831360" calcext:value-type="float">
            <text:p>3831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79956" calcext:value-type="float">
            <text:p>10879956</text:p>
          </table:table-cell>
          <table:table-cell office:value-type="float" office:value="959432" calcext:value-type="float">
            <text:p>959432</text:p>
          </table:table-cell>
          <table:table-cell office:value-type="float" office:value="4227824" calcext:value-type="float">
            <text:p>4227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83516" calcext:value-type="float">
            <text:p>10483516</text:p>
          </table:table-cell>
          <table:table-cell office:value-type="float" office:value="959432" calcext:value-type="float">
            <text:p>959432</text:p>
          </table:table-cell>
          <table:table-cell office:value-type="float" office:value="4623484" calcext:value-type="float">
            <text:p>4623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89020" calcext:value-type="float">
            <text:p>10089020</text:p>
          </table:table-cell>
          <table:table-cell office:value-type="float" office:value="959432" calcext:value-type="float">
            <text:p>959432</text:p>
          </table:table-cell>
          <table:table-cell office:value-type="float" office:value="5017832" calcext:value-type="float">
            <text:p>5017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92812" calcext:value-type="float">
            <text:p>9692812</text:p>
          </table:table-cell>
          <table:table-cell office:value-type="float" office:value="959432" calcext:value-type="float">
            <text:p>959432</text:p>
          </table:table-cell>
          <table:table-cell office:value-type="float" office:value="5412928" calcext:value-type="float">
            <text:p>5412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94940" calcext:value-type="float">
            <text:p>9294940</text:p>
          </table:table-cell>
          <table:table-cell office:value-type="float" office:value="959952" calcext:value-type="float">
            <text:p>959952</text:p>
          </table:table-cell>
          <table:table-cell office:value-type="float" office:value="5809872" calcext:value-type="float">
            <text:p>5809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98420" calcext:value-type="float">
            <text:p>8898420</text:p>
          </table:table-cell>
          <table:table-cell office:value-type="float" office:value="959952" calcext:value-type="float">
            <text:p>959952</text:p>
          </table:table-cell>
          <table:table-cell office:value-type="float" office:value="6205408" calcext:value-type="float">
            <text:p>6205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02112" calcext:value-type="float">
            <text:p>8502112</text:p>
          </table:table-cell>
          <table:table-cell office:value-type="float" office:value="960328" calcext:value-type="float">
            <text:p>960328</text:p>
          </table:table-cell>
          <table:table-cell office:value-type="float" office:value="6600360" calcext:value-type="float">
            <text:p>6600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2656" calcext:value-type="float">
            <text:p>8102656</text:p>
          </table:table-cell>
          <table:table-cell office:value-type="float" office:value="963452" calcext:value-type="float">
            <text:p>963452</text:p>
          </table:table-cell>
          <table:table-cell office:value-type="float" office:value="6995892" calcext:value-type="float">
            <text:p>6995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03692" calcext:value-type="float">
            <text:p>7703692</text:p>
          </table:table-cell>
          <table:table-cell office:value-type="float" office:value="963712" calcext:value-type="float">
            <text:p>963712</text:p>
          </table:table-cell>
          <table:table-cell office:value-type="float" office:value="7394244" calcext:value-type="float">
            <text:p>7394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07920" calcext:value-type="float">
            <text:p>7307920</text:p>
          </table:table-cell>
          <table:table-cell office:value-type="float" office:value="964148" calcext:value-type="float">
            <text:p>964148</text:p>
          </table:table-cell>
          <table:table-cell office:value-type="float" office:value="7789048" calcext:value-type="float">
            <text:p>7789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13836" calcext:value-type="float">
            <text:p>6913836</text:p>
          </table:table-cell>
          <table:table-cell office:value-type="float" office:value="963368" calcext:value-type="float">
            <text:p>963368</text:p>
          </table:table-cell>
          <table:table-cell office:value-type="float" office:value="8183356" calcext:value-type="float">
            <text:p>8183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17948" calcext:value-type="float">
            <text:p>6517948</text:p>
          </table:table-cell>
          <table:table-cell office:value-type="float" office:value="963368" calcext:value-type="float">
            <text:p>963368</text:p>
          </table:table-cell>
          <table:table-cell office:value-type="float" office:value="8578836" calcext:value-type="float">
            <text:p>8578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21808" calcext:value-type="float">
            <text:p>6121808</text:p>
          </table:table-cell>
          <table:table-cell office:value-type="float" office:value="963224" calcext:value-type="float">
            <text:p>963224</text:p>
          </table:table-cell>
          <table:table-cell office:value-type="float" office:value="8974188" calcext:value-type="float">
            <text:p>8974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21808" calcext:value-type="float">
            <text:p>6121808</text:p>
          </table:table-cell>
          <table:table-cell office:value-type="float" office:value="963224" calcext:value-type="float">
            <text:p>963224</text:p>
          </table:table-cell>
          <table:table-cell office:value-type="float" office:value="8974188" calcext:value-type="float">
            <text:p>8974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22492" calcext:value-type="float">
            <text:p>5322492</text:p>
          </table:table-cell>
          <table:table-cell office:value-type="float" office:value="966864" calcext:value-type="float">
            <text:p>966864</text:p>
          </table:table-cell>
          <table:table-cell office:value-type="float" office:value="9767720" calcext:value-type="float">
            <text:p>9767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26584" calcext:value-type="float">
            <text:p>4926584</text:p>
          </table:table-cell>
          <table:table-cell office:value-type="float" office:value="966820" calcext:value-type="float">
            <text:p>966820</text:p>
          </table:table-cell>
          <table:table-cell office:value-type="float" office:value="10162436" calcext:value-type="float">
            <text:p>10162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0856" calcext:value-type="float">
            <text:p>4530856</text:p>
          </table:table-cell>
          <table:table-cell office:value-type="float" office:value="966820" calcext:value-type="float">
            <text:p>966820</text:p>
          </table:table-cell>
          <table:table-cell office:value-type="float" office:value="10557980" calcext:value-type="float">
            <text:p>10557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34716" calcext:value-type="float">
            <text:p>4134716</text:p>
          </table:table-cell>
          <table:table-cell office:value-type="float" office:value="966840" calcext:value-type="float">
            <text:p>966840</text:p>
          </table:table-cell>
          <table:table-cell office:value-type="float" office:value="10953176" calcext:value-type="float">
            <text:p>10953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37636" calcext:value-type="float">
            <text:p>3737636</text:p>
          </table:table-cell>
          <table:table-cell office:value-type="float" office:value="966840" calcext:value-type="float">
            <text:p>966840</text:p>
          </table:table-cell>
          <table:table-cell office:value-type="float" office:value="11348908" calcext:value-type="float">
            <text:p>11348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1088" calcext:value-type="float">
            <text:p>3341088</text:p>
          </table:table-cell>
          <table:table-cell office:value-type="float" office:value="966840" calcext:value-type="float">
            <text:p>966840</text:p>
          </table:table-cell>
          <table:table-cell office:value-type="float" office:value="11744584" calcext:value-type="float">
            <text:p>11744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6408" calcext:value-type="float">
            <text:p>2946408</text:p>
          </table:table-cell>
          <table:table-cell office:value-type="float" office:value="966880" calcext:value-type="float">
            <text:p>966880</text:p>
          </table:table-cell>
          <table:table-cell office:value-type="float" office:value="12139504" calcext:value-type="float">
            <text:p>12139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8664" calcext:value-type="float">
            <text:p>2548664</text:p>
          </table:table-cell>
          <table:table-cell office:value-type="float" office:value="966880" calcext:value-type="float">
            <text:p>966880</text:p>
          </table:table-cell>
          <table:table-cell office:value-type="float" office:value="12536320" calcext:value-type="float">
            <text:p>12536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0708" calcext:value-type="float">
            <text:p>2150708</text:p>
          </table:table-cell>
          <table:table-cell office:value-type="float" office:value="966880" calcext:value-type="float">
            <text:p>966880</text:p>
          </table:table-cell>
          <table:table-cell office:value-type="float" office:value="12931812" calcext:value-type="float">
            <text:p>12931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3960" calcext:value-type="float">
            <text:p>1753960</text:p>
          </table:table-cell>
          <table:table-cell office:value-type="float" office:value="966880" calcext:value-type="float">
            <text:p>966880</text:p>
          </table:table-cell>
          <table:table-cell office:value-type="float" office:value="13327812" calcext:value-type="float">
            <text:p>13327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7464" calcext:value-type="float">
            <text:p>1357464</text:p>
          </table:table-cell>
          <table:table-cell office:value-type="float" office:value="966880" calcext:value-type="float">
            <text:p>966880</text:p>
          </table:table-cell>
          <table:table-cell office:value-type="float" office:value="13723580" calcext:value-type="float">
            <text:p>137235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2040" calcext:value-type="float">
            <text:p>962040</text:p>
          </table:table-cell>
          <table:table-cell office:value-type="float" office:value="966564" calcext:value-type="float">
            <text:p>966564</text:p>
          </table:table-cell>
          <table:table-cell office:value-type="float" office:value="14120420" calcext:value-type="float">
            <text:p>141204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6344" calcext:value-type="float">
            <text:p>566344</text:p>
          </table:table-cell>
          <table:table-cell office:value-type="float" office:value="966564" calcext:value-type="float">
            <text:p>966564</text:p>
          </table:table-cell>
          <table:table-cell office:value-type="float" office:value="14515964" calcext:value-type="float">
            <text:p>14515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5724" calcext:value-type="float">
            <text:p>245724</text:p>
          </table:table-cell>
          <table:table-cell office:value-type="float" office:value="1033748" calcext:value-type="float">
            <text:p>1033748</text:p>
          </table:table-cell>
          <table:table-cell office:value-type="float" office:value="14774324" calcext:value-type="float">
            <text:p>14774324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279388" calcext:value-type="float">
            <text:p>279388</text:p>
          </table:table-cell>
          <table:table-cell office:value-type="float" office:value="1338828" calcext:value-type="float">
            <text:p>1338828</text:p>
          </table:table-cell>
          <table:table-cell office:value-type="float" office:value="14446052" calcext:value-type="float">
            <text:p>14446052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236488" calcext:value-type="float">
            <text:p>236488</text:p>
          </table:table-cell>
          <table:table-cell office:value-type="float" office:value="1466032" calcext:value-type="float">
            <text:p>1466032</text:p>
          </table:table-cell>
          <table:table-cell office:value-type="float" office:value="14386172" calcext:value-type="float">
            <text:p>14386172</text:p>
          </table:table-cell>
        </table:table-row>
        <table:table-row table:style-name="ro1">
          <table:table-cell office:value-type="float" office:value="203628" calcext:value-type="float">
            <text:p>203628</text:p>
          </table:table-cell>
          <table:table-cell office:value-type="float" office:value="246908" calcext:value-type="float">
            <text:p>246908</text:p>
          </table:table-cell>
          <table:table-cell office:value-type="float" office:value="1378920" calcext:value-type="float">
            <text:p>1378920</text:p>
          </table:table-cell>
          <table:table-cell office:value-type="float" office:value="14490628" calcext:value-type="float">
            <text:p>14490628</text:p>
          </table:table-cell>
        </table:table-row>
        <table:table-row table:style-name="ro1">
          <table:table-cell office:value-type="float" office:value="599780" calcext:value-type="float">
            <text:p>599780</text:p>
          </table:table-cell>
          <table:table-cell office:value-type="float" office:value="241536" calcext:value-type="float">
            <text:p>241536</text:p>
          </table:table-cell>
          <table:table-cell office:value-type="float" office:value="1511436" calcext:value-type="float">
            <text:p>1511436</text:p>
          </table:table-cell>
          <table:table-cell office:value-type="float" office:value="14362736" calcext:value-type="float">
            <text:p>1436273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3:41:03.372560266</meta:creation-date>
    <dc:date>2016-10-17T13:51:11.023222165</dc:date>
    <meta:editing-duration>PT10M7S</meta:editing-duration>
    <meta:editing-cycles>1</meta:editing-cycles>
    <meta:document-statistic meta:table-count="2" meta:cell-count="156" meta:object-count="0"/>
    <meta:generator>LibreOffice/5.1.4.2$Linux_X86_64 LibreOffice_project/10m0$Build-2</meta:generator>
  </office:meta>
</office:document-meta>
</file>